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 you use the Open Source Hardware logo on your hardware?</text:p>
          </table:table-cell>
          <table:covered-table-cell table:style-name="ce8" office:value-type="string">
            <text:p>Do you use the Open Source Hardware logo on your hardware?</text:p>
          </table:covered-table-cell>
          <table:covered-table-cell table:style-name="ce8" office:value-type="string">
            <text:p>Do you use the Open Source Hardware logo on your hardware?</text:p>
          </table:covered-table-cell>
          <table:covered-table-cell table:style-name="ce8" office:value-type="string">
            <text:p>Do you use the Open Source Hardware logo on your hardwar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393">
            <text:p>39.3%</text:p>
          </table:table-cell>
          <table:table-cell table:style-name="ce15" office:value-type="float" office:value="253">
            <text:p>25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607">
            <text:p>60.7%</text:p>
          </table:table-cell>
          <table:table-cell table:style-name="ce15" office:value-type="float" office:value="390">
            <text:p>390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643">
            <text:p>643</text:p>
          </table:covered-table-cell>
          <table:table-cell table:style-name="ce16" office:value-type="float" office:value="643">
            <text:p>643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201">
            <text:p>201</text:p>
          </table:covered-table-cell>
          <table:table-cell table:style-name="ce17" office:value-type="float" office:value="201">
            <text:p>201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28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3.055cm" svg:y="0.18cm" chart:style-name="ch2">
          <text:p>Do you use the Open Source Hardware logo on your hardware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393">
                <text:p text:id="'Question 1'.C4:'Question 1'.C5">0.393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607">
                <text:p>0.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